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48f2b" officeooo:paragraph-rsid="00148f2b"/>
    </style:style>
    <style:style style:name="P2" style:family="paragraph" style:parent-style-name="Standard">
      <style:paragraph-properties fo:text-align="center" style:justify-single-word="false"/>
      <style:text-properties fo:font-size="18pt" officeooo:rsid="00148f2b" officeooo:paragraph-rsid="00148f2b" style:font-size-asian="18pt" style:font-size-complex="18pt"/>
    </style:style>
    <style:style style:name="P3" style:family="paragraph" style:parent-style-name="Standard">
      <style:text-properties style:text-underline-style="solid" style:text-underline-width="auto" style:text-underline-color="font-color" officeooo:rsid="00148f2b" officeooo:paragraph-rsid="00148f2b"/>
    </style:style>
    <style:style style:name="P4" style:family="paragraph" style:parent-style-name="Standard">
      <style:text-properties style:text-underline-style="solid" style:text-underline-width="auto" style:text-underline-color="font-color" officeooo:rsid="00152155" officeooo:paragraph-rsid="00152155"/>
    </style:style>
    <style:style style:name="P5" style:family="paragraph" style:parent-style-name="Standard">
      <style:text-properties style:text-underline-style="solid" style:text-underline-width="auto" style:text-underline-color="font-color" officeooo:rsid="001569e4" officeooo:paragraph-rsid="001569e4"/>
    </style:style>
    <style:style style:name="P6" style:family="paragraph" style:parent-style-name="Standard">
      <style:text-properties fo:font-style="normal" style:text-underline-style="solid" style:text-underline-width="auto" style:text-underline-color="font-color" officeooo:rsid="00148f2b" officeooo:paragraph-rsid="00148f2b" style:font-style-asian="normal" style:font-style-complex="normal"/>
    </style:style>
    <style:style style:name="P7" style:family="paragraph" style:parent-style-name="Standard">
      <style:text-properties officeooo:rsid="0014bd85" officeooo:paragraph-rsid="0014bd85"/>
    </style:style>
    <style:style style:name="P8" style:family="paragraph" style:parent-style-name="Standard">
      <style:text-properties officeooo:rsid="00152155" officeooo:paragraph-rsid="00152155"/>
    </style:style>
    <style:style style:name="P9" style:family="paragraph" style:parent-style-name="Standard">
      <style:text-properties style:text-underline-style="none" officeooo:rsid="001727f5" officeooo:paragraph-rsid="001727f5"/>
    </style:style>
    <style:style style:name="T1" style:family="text">
      <style:text-properties officeooo:rsid="0014bd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PapelArte</text:p>
      <text:p text:style-name="P1"/>
      <text:p text:style-name="P1">Presentación:</text:p>
      <text:p text:style-name="P1"/>
      <text:p text:style-name="P3">Idea</text:p>
      <text:p text:style-name="P1">Nuestra idea de negocio sería una empresa que se dedicaría a la venta de artículos decorativos hechos en papel.</text:p>
      <text:p text:style-name="P1">Principalmente la empresa estaría enfocada a la decoración de eventos de distinta índole como pudieran ser bodas, bautizos, festivales… etc.</text:p>
      <text:p text:style-name="P1">También se podría barajar orientar a la empresa para hacer felicitaciones según la época del año (como por ejemplo Navidad) o incluso para hacer tarjetas de empresa.</text:p>
      <text:p text:style-name="P1"/>
      <text:p text:style-name="P3">Motivos</text:p>
      <text:p text:style-name="P1">Entre los motivos que tenemos para llevarla a cabo estaría la carencia en el mercado de este tipo de empresas</text:p>
      <text:p text:style-name="P1">Al ser una empresa basada en eventos que pueden llegar a supones un gran desembolso de dinero sería una solución más barata y también la afición a la papiroflexia como pasatiempo</text:p>
      <text:p text:style-name="P1"/>
      <text:p text:style-name="P3">Motivación</text:p>
      <text:p text:style-name="P1">Entre las motivaciones que tenemos estarían tener una primera experiencia como emprendedores ya que sería nuestro primer proyecto.</text:p>
      <text:p text:style-name="P1">Poder dedicarnos a trabajar en algo que realmente nos guste por lo tanto sería menos tedioso.</text:p>
      <text:p text:style-name="P1">El papel al no ser un elemento caro nos permitiría crear la empresa con un capital más reducido lo que a su vez repercutiría en un riesgo menor.</text:p>
      <text:p text:style-name="P1"/>
      <text:p text:style-name="P6">Habilidades</text:p>
      <text:p text:style-name="P1">Hay miembros de la empresa que conocen el negocio (familiares) lo que provoca que tengan cierta experiencia sobre cómo llevarla.</text:p>
      <text:p text:style-name="P1">Además tenemos contacto directo con personas que se dedican a la organización de eventos, que sería nuestra principal fuente de clientela.</text:p>
      <text:p text:style-name="P1"/>
      <text:p text:style-name="P1">2.</text:p>
      <text:p text:style-name="P1"/>
      <text:p text:style-name="P3">Resumen de <text:span text:style-name="T1">la idea</text:span></text:p>
      <text:p text:style-name="P7">Hoy en día en el sector de las bodas y eventos se buscan ideas originales, tanto para la decoración como la realización de los eventos. Además en la situación económica actual, el papel es un recurso muy barato que se puede utilizar para realizar elementos decorativos muy asequibles.</text:p>
      <text:p text:style-name="P7">El origami es además un arte antiguo, documentado y muy variable, ya que el rango de opciones es realmente amplio y se pueden crear figuras y formas de todo tipo, aportando color y originalidad.</text:p>
      <text:p text:style-name="P7">En este sector existe una competencia monopolística, en la que las distintas empresas tratan de diferenciarse mediante la originalidad o la clase.</text:p>
      <text:p text:style-name="P7"/>
      <text:p text:style-name="P4">Propuesta de valor</text:p>
      <text:p text:style-name="P8">¿Por qué se va a vender?</text:p>
      <text:p text:style-name="P8">La originalidad de la idea y su coste son las principales razones por las que se comprará <text:s/>el producto.</text:p>
      <text:p text:style-name="P8">¿Qué les ofreces a los clientes para que lo compren?</text:p>
      <text:p text:style-name="P8">La instalación y decoración del establecimiento se la ofrecemos nosotros. Si nos contratan la decoración del evento.</text:p>
      <text:p text:style-name="P8">¿Qué tiene el producto para que sea distinto de la competencia?</text:p>
      <text:p text:style-name="P8">Que está hecho de papel y mediante una técnica artística poco convencional.</text:p>
      <text:p text:style-name="P8"/>
      <text:p text:style-name="P8"><text:soft-page-break/>¿Es de mayor calidad, mejor precio, qué es lo que te hace diferente?</text:p>
      <text:p text:style-name="P8">La calidad del papel será la apropiada y los adornos son de tanta calidad como los de otras empresas, además de ser mucho más barato que los productos de la competencia.</text:p>
      <text:p text:style-name="P8"/>
      <text:p text:style-name="P8">3.</text:p>
      <text:p text:style-name="P8"/>
      <text:p text:style-name="P4">Tipo de mercado</text:p>
      <text:p text:style-name="P8">Parejas de renta media/baja</text:p>
      <text:p text:style-name="P8"/>
      <text:p text:style-name="P5">El segmento de mercad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45:41.528099521</meta:creation-date>
    <dc:date>2017-11-16T16:23:07.806735554</dc:date>
    <meta:editing-duration>PT6M34S</meta:editing-duration>
    <meta:editing-cycles>2</meta:editing-cycles>
    <meta:generator>LibreOffice/5.2.7.2$Linux_X86_64 LibreOffice_project/20m0$Build-2</meta:generator>
    <meta:document-statistic meta:table-count="0" meta:image-count="0" meta:object-count="0" meta:page-count="2" meta:paragraph-count="34" meta:word-count="469" meta:character-count="2790" meta:non-whitespace-character-count="2354"/>
  </office:meta>
</office:document-meta>
</file>